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Cooper" svg:font-family="Cooper" style:font-pitch="variable"/>
    <style:font-face style:name="Harry Potter" svg:font-family="'Harry Potter'" style:font-pitch="variable"/>
    <style:font-face style:name="Marquee" svg:font-family="Marquee" style:font-pitch="variable"/>
    <style:font-face style:name="Melody MakerNotes Only" svg:font-family="'Melody MakerNotes Only'" style:font-pitch="variable"/>
    <style:font-face style:name="Broadway" svg:font-family="Broadway" style:font-family-generic="decorative" style:font-pitch="variable"/>
    <style:font-face style:name="Liberation Serif" svg:font-family="'Liberation Serif'" style:font-family-generic="roman" style:font-pitch="variable"/>
    <style:font-face style:name="Brush Script MT" svg:font-family="'Brush Script MT'" style:font-family-generic="script" style:font-pitch="variable"/>
    <style:font-face style:name="Melanie BT" svg:font-family="'Melanie BT'" style:font-family-generic="script" style:font-pitch="variable"/>
    <style:font-face style:name="Script MT Bold" svg:font-family="'Script MT Bold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995b" officeooo:paragraph-rsid="0016995b"/>
    </style:style>
    <style:style style:name="P2" style:family="paragraph" style:parent-style-name="Standard">
      <style:text-properties officeooo:rsid="0016995b" officeooo:paragraph-rsid="001a4638"/>
    </style:style>
    <style:style style:name="P3" style:family="paragraph" style:parent-style-name="Standard">
      <style:text-properties officeooo:rsid="0017b638" officeooo:paragraph-rsid="0017b638"/>
    </style:style>
    <style:style style:name="P4" style:family="paragraph" style:parent-style-name="Standard">
      <style:text-properties officeooo:paragraph-rsid="0016995b"/>
    </style:style>
    <style:style style:name="P5" style:family="paragraph" style:parent-style-name="Standard">
      <style:text-properties fo:font-size="16pt" officeooo:rsid="0016995b" officeooo:paragraph-rsid="001a4638" style:font-size-asian="16pt" style:font-size-complex="16pt"/>
    </style:style>
    <style:style style:name="P6" style:family="paragraph" style:parent-style-name="Standard">
      <style:text-properties officeooo:rsid="001c4861" officeooo:paragraph-rsid="001c4861"/>
    </style:style>
    <style:style style:name="P7" style:family="paragraph" style:parent-style-name="Standard">
      <style:text-properties officeooo:paragraph-rsid="001a4638"/>
    </style:style>
    <style:style style:name="T1" style:family="text">
      <style:text-properties officeooo:rsid="0016995b"/>
    </style:style>
    <style:style style:name="T2" style:family="text">
      <style:text-properties style:text-position="super 58%" officeooo:rsid="0016995b"/>
    </style:style>
    <style:style style:name="T3" style:family="text">
      <style:text-properties officeooo:rsid="0017b638"/>
    </style:style>
    <style:style style:name="T4" style:family="text">
      <style:text-properties fo:color="#55308d" style:font-name="Harry Potter"/>
    </style:style>
    <style:style style:name="T5" style:family="text">
      <style:text-properties fo:color="#55308d" style:font-name="Harry Potter" fo:font-size="18pt" style:font-size-asian="18pt" style:font-size-complex="18pt"/>
    </style:style>
    <style:style style:name="T6" style:family="text">
      <style:text-properties fo:color="#ffbf00" style:font-name="Script MT Bold"/>
    </style:style>
    <style:style style:name="T7" style:family="text">
      <style:text-properties fo:color="#00a933" style:font-name="Marquee" fo:font-style="italic" style:font-style-asian="italic" style:font-style-complex="italic"/>
    </style:style>
    <style:style style:name="T8" style:family="text">
      <style:text-properties style:font-name="Melody MakerNotes Only" fo:font-style="italic" style:font-style-asian="italic" style:font-style-complex="italic"/>
    </style:style>
    <style:style style:name="T9" style:family="text">
      <style:text-properties fo:color="#5983b0" style:font-name="Melody MakerNotes Only" fo:font-style="italic" style:font-style-asian="italic" style:font-style-complex="italic"/>
    </style:style>
    <style:style style:name="T10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tyle="italic" officeooo:rsid="0016995b" style:font-style-asian="italic" style:font-style-complex="italic"/>
    </style:style>
    <style:style style:name="T12" style:family="text">
      <style:text-properties fo:font-style="italic" fo:font-weight="bold" officeooo:rsid="0016995b" style:font-style-asian="italic" style:font-weight-asian="bold" style:font-style-complex="italic" style:font-weight-complex="bold"/>
    </style:style>
    <style:style style:name="T13" style:family="text">
      <style:text-properties fo:color="#ed4c05" style:font-name="Cooper" fo:font-size="14pt" style:font-size-asian="14pt" style:font-size-complex="14pt"/>
    </style:style>
    <style:style style:name="T14" style:family="text">
      <style:text-properties style:font-name="DejaVu Sans Mono" fo:font-size="10pt" officeooo:rsid="0016995b" style:font-size-asian="10pt" style:font-size-complex="10pt"/>
    </style:style>
    <style:style style:name="T15" style:family="text">
      <style:text-properties style:text-underline-style="solid" style:text-underline-width="auto" style:text-underline-color="font-color" officeooo:rsid="0016995b"/>
    </style:style>
    <style:style style:name="T16" style:family="text">
      <style:text-properties officeooo:rsid="001e81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ar Neighbor:</text:p>
      <text:p text:style-name="P1"/>
      <text:p text:style-name="P2">It’s November already, and it’s time for me to begin setting up for this years </text:p>
      <text:p text:style-name="P5"><text:span text:style-name="T4"><text:tab/></text:span><text:span text:style-name="T5">Doctor Wizard’s</text:span> <text:span text:style-name="T13">Giant</text:span> <text:span text:style-name="T9">Musical</text:span><text:span text:style-name="T8"> </text:span><text:span text:style-name="T6">Holiday</text:span> <text:span text:style-name="T7">Light Show</text:span><text:span text:style-name="T10">!</text:span></text:p>
      <text:p text:style-name="P2"/>
      <text:p text:style-name="P7"><text:span text:style-name="T3">I have been busy the entire year building new displays and programming new songs. <text:s/>Last year I estimate I had about 1000 cars and the show got good press coverage, good reviews, and lots of likes on Facebook, so this year there will probably be even more visitors!</text:span></text:p>
      <text:p text:style-name="P4"><text:span text:style-name="T1">A lot of new stuff is planned for this years show, including trying to make it fun for </text:span><text:span text:style-name="T15">people of all faiths and beliefs</text:span><text:span text:style-name="T1">. <text:s/>So in addition to the Nativity scene and Star of Bethlehem from last year, I’m adding a Menorah, a Star of David, a Yule Log, and a Wheel of Dharma. <text:s/>Plus new RGB smart pixels on the eaves, a new snowman, and other props I acquired this year. <text:s/>Also this year, I will be collecting donations for the </text:span><text:span text:style-name="T12">SAFE animal shelter </text:span><text:span text:style-name="T1">in Middleburg and the </text:span><text:span text:style-name="T12">Clay County Humane Society</text:span><text:span text:style-name="T1">. <text:s/>I would like to see the animals have a Happy Holiday as well.</text:span></text:p>
      <text:p text:style-name="P4"><text:span text:style-name="T1">Which brings me to the issue of traffic. <text:s/>Last year between about the 21</text:span><text:span text:style-name="T2">st</text:span><text:span text:style-name="T1"> and the 28</text:span><text:span text:style-name="T2">th</text:span><text:span text:style-name="T1">, and around 7:00 to 9:00 there tended to be lines of cars stopped out front. <text:s/>I hope that none of you were inconvenienced. <text:s/>I kindly ask that all of you be patient this year regarding traffic. <text:s/>I will be taking some steps to help mitigate problems including asking people to who wish to stay for a while to park down the street by the retention pond and that will be clearly posted on the website, the Facebook page, and out front. <text:s/>If you would like a traffic cone and/or a no parking sign to put in front or your house or driveway I will be happy to provide you with one. <text:s/>If any of the visitors leaves any trash or causes any problems, please let me know and I will take care of it immediately. <text:s/>I hope we don’t have any grinches. <text:s/>And if you want to join in the fun, I can always use volunteers to help set up the week before Thanksgiving and if you </text:span><text:span text:style-name="T11">really</text:span><text:span text:style-name="T1"> want to get in on the action, I can help you get your own equipment and software and synchronize your lights to mine! <text:s/>On my website, </text:span><text:span text:style-name="T14">wizlights.com</text:span><text:span text:style-name="T1">, you can find a list of other local light shows including Cindy’s D’Lights on Aurora Blvd. and Joshua’s Lights on Penzance Pkwy. as well as a number of other great shows and displays around Jacksonville.</text:span></text:p>
      <text:p text:style-name="P1"/>
      <text:p text:style-name="P1"/>
      <text:p text:style-name="P6">Merry Christmas, Happy Hanukkah, Peace on Earth, Joy and Goodwill to Men (and women)!</text:p>
      <text:p text:style-name="P6"/>
      <text:p text:style-name="P6">Sincerely,</text:p>
      <text:p text:style-name="P6">Doctor Wizard</text:p>
      <text:p text:style-name="P6">(904) 993-1033</text:p>
      <text:p text:style-name="P6"><text:a xlink:type="simple" xlink:href="mailto:wizard@wizlights.com" text:style-name="Internet_20_link" text:visited-style-name="Visited_20_Internet_20_Link">wizard@wizlights.com</text:a></text:p>
      <text:p text:style-name="P6"><text:a xlink:type="simple" xlink:href="http://wizlights.com/" text:style-name="Internet_20_link" text:visited-style-name="Visited_20_Internet_20_Link">http://wizlights.com</text:a></text:p>
      <text:p text:style-name="P6"><text:a xlink:type="simple" xlink:href="https://facebook.com/wizlights" text:style-name="Internet_20_link" text:visited-style-name="Visited_20_Internet_20_Link">https://facebook.com/wizlights</text:a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Cooper" svg:font-family="Cooper" style:font-pitch="variable"/>
    <style:font-face style:name="Harry Potter" svg:font-family="'Harry Potter'" style:font-pitch="variable"/>
    <style:font-face style:name="Marquee" svg:font-family="Marquee" style:font-pitch="variable"/>
    <style:font-face style:name="Melody MakerNotes Only" svg:font-family="'Melody MakerNotes Only'" style:font-pitch="variable"/>
    <style:font-face style:name="Broadway" svg:font-family="Broadway" style:font-family-generic="decorative" style:font-pitch="variable"/>
    <style:font-face style:name="Liberation Serif" svg:font-family="'Liberation Serif'" style:font-family-generic="roman" style:font-pitch="variable"/>
    <style:font-face style:name="Brush Script MT" svg:font-family="'Brush Script MT'" style:font-family-generic="script" style:font-pitch="variable"/>
    <style:font-face style:name="Melanie BT" svg:font-family="'Melanie BT'" style:font-family-generic="script" style:font-pitch="variable"/>
    <style:font-face style:name="Script MT Bold" svg:font-family="'Script MT Bold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3T20:51:42.302000000</meta:creation-date>
    <dc:date>2019-09-03T22:49:55.866000000</dc:date>
    <meta:editing-duration>PT1H16M40S</meta:editing-duration>
    <meta:editing-cycles>6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13" meta:word-count="447" meta:character-count="2452" meta:non-whitespace-character-count="2002"/>
  </office:meta>
</office:document-meta>
</file>